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00a74d8"/>
    </style:style>
    <style:style style:name="P3" style:family="paragraph" style:parent-style-name="Preformatted_20_Text">
      <style:paragraph-properties fo:text-align="center" style:justify-single-word="false"/>
      <style:text-properties fo:font-weight="bold" style:font-weight-asian="bold" style:font-weight-complex="bold"/>
    </style:style>
    <style:style style:name="P4" style:family="paragraph" style:parent-style-name="Preformatted_20_Text">
      <style:paragraph-properties fo:text-align="center" style:justify-single-word="false"/>
      <style:text-properties officeooo:rsid="000a74d8" officeooo:paragraph-rsid="000a74d8"/>
    </style:style>
    <style:style style:name="P5" style:family="paragraph" style:parent-style-name="Preformatted_20_Text">
      <style:paragraph-properties fo:text-align="center" style:justify-single-word="false"/>
      <style:text-properties fo:font-size="14pt" fo:font-weight="bold" officeooo:paragraph-rsid="000a74d8" style:font-size-asian="14pt" style:font-weight-asian="bold" style:font-size-complex="14pt" style:font-weight-complex="bold"/>
    </style:style>
    <style:style style:name="P6" style:family="paragraph" style:parent-style-name="Preformatted_20_Text">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Preformatted_20_Text">
      <style:paragraph-properties fo:text-align="center" style:justify-single-word="false"/>
      <style:text-properties fo:font-size="10pt" fo:font-weight="normal" officeooo:rsid="000a74d8" officeooo:paragraph-rsid="000a74d8" style:font-size-asian="10pt" style:font-weight-asian="normal" style:font-size-complex="10pt" style:font-weight-complex="normal"/>
    </style:style>
    <style:style style:name="P8" style:family="paragraph" style:parent-style-name="Preformatted_20_Text">
      <style:paragraph-properties fo:text-align="center" style:justify-single-word="false"/>
      <style:text-properties fo:font-size="10pt" style:text-underline-style="solid" style:text-underline-width="auto" style:text-underline-color="font-color" fo:font-weight="bold" officeooo:rsid="000a74d8" officeooo:paragraph-rsid="000a74d8" style:font-size-asian="10pt" style:font-weight-asian="bold" style:font-size-complex="10pt" style:font-weight-complex="bold"/>
    </style:style>
    <style:style style:name="P9" style:family="paragraph" style:parent-style-name="Preformatted_20_Text">
      <style:paragraph-properties fo:text-align="center" style:justify-single-word="false"/>
      <style:text-properties fo:font-size="10pt" style:text-underline-style="none" fo:font-weight="normal" officeooo:rsid="000a74d8" officeooo:paragraph-rsid="000a74d8" style:font-size-asian="10pt" style:font-weight-asian="normal" style:font-size-complex="10pt" style:font-weight-complex="normal"/>
    </style:style>
    <style:style style:name="P10" style:family="paragraph" style:parent-style-name="Preformatted_20_Text">
      <style:paragraph-properties fo:text-align="center" style:justify-single-word="false"/>
      <style:text-properties officeooo:rsid="000a74d8" officeooo:paragraph-rsid="000a74d8"/>
    </style:style>
    <style:style style:name="P11" style:family="paragraph" style:parent-style-name="Preformatted_20_Text">
      <style:paragraph-properties fo:text-align="center" style:justify-single-word="false"/>
    </style:style>
    <style:style style:name="P12" style:family="paragraph" style:parent-style-name="Preformatted_20_Text">
      <style:paragraph-properties fo:text-align="center" style:justify-single-word="false"/>
      <style:text-properties style:text-underline-style="solid" style:text-underline-width="auto" style:text-underline-color="font-color"/>
    </style:style>
    <style:style style:name="P13" style:family="paragraph" style:parent-style-name="Preformatted_20_Text">
      <style:paragraph-properties fo:text-align="center" style:justify-single-word="false"/>
      <style:text-properties style:text-underline-style="solid" style:text-underline-width="auto" style:text-underline-color="font-color" officeooo:rsid="000de269"/>
    </style:style>
    <style:style style:name="P14" style:family="paragraph" style:parent-style-name="Preformatted_20_Text">
      <style:paragraph-properties fo:text-align="center" style:justify-single-word="false"/>
      <style:text-properties style:text-underline-style="solid" style:text-underline-width="auto" style:text-underline-color="font-color" fo:font-weight="bold" officeooo:rsid="000a74d8" officeooo:paragraph-rsid="000a74d8" style:font-weight-asian="bold" style:font-weight-complex="bold"/>
    </style:style>
    <style:style style:name="P15" style:family="paragraph" style:parent-style-name="Preformatted_20_Text">
      <style:paragraph-properties fo:text-align="center" style:justify-single-word="false"/>
      <style:text-properties style:text-underline-style="solid" style:text-underline-width="auto" style:text-underline-color="font-color" fo:font-weight="bold" officeooo:rsid="000f7eef" officeooo:paragraph-rsid="000f7eef" style:font-weight-asian="bold" style:font-weight-complex="bold"/>
    </style:style>
    <style:style style:name="P16" style:family="paragraph" style:parent-style-name="Preformatted_20_Text">
      <style:paragraph-properties fo:text-align="center" style:justify-single-word="false"/>
      <style:text-properties fo:font-size="10pt" style:text-underline-style="none" fo:font-weight="normal" officeooo:rsid="000de269" officeooo:paragraph-rsid="000de269" style:font-size-asian="8.75pt" style:font-weight-asian="normal" style:font-size-complex="10pt" style:font-weight-complex="normal"/>
    </style:style>
    <style:style style:name="P17" style:family="paragraph" style:parent-style-name="Preformatted_20_Text">
      <style:paragraph-properties fo:text-align="center" style:justify-single-word="false"/>
      <style:text-properties officeooo:rsid="000ec682" officeooo:paragraph-rsid="000ec682"/>
    </style:style>
    <style:style style:name="P18" style:family="paragraph" style:parent-style-name="Preformatted_20_Text">
      <style:paragraph-properties fo:text-align="center" style:justify-single-word="false"/>
      <style:text-properties fo:font-size="13pt" fo:font-style="italic" style:text-underline-style="none" fo:font-weight="bold" officeooo:rsid="000e79ba" officeooo:paragraph-rsid="000e79ba" style:font-size-asian="13pt" style:font-style-asian="italic" style:font-weight-asian="bold" style:font-size-complex="13pt" style:font-style-complex="italic" style:font-weight-complex="bold"/>
    </style:style>
    <style:style style:name="P19" style:family="paragraph" style:parent-style-name="Preformatted_20_Text">
      <style:paragraph-properties fo:text-align="center" style:justify-single-word="false"/>
      <style:text-properties fo:font-size="15pt" style:text-underline-style="solid" style:text-underline-width="auto" style:text-underline-color="font-color" fo:font-weight="bold" officeooo:rsid="000de269" officeooo:paragraph-rsid="000de269" style:font-size-asian="15pt" style:font-weight-asian="bold" style:font-size-complex="15pt" style:font-weight-complex="bold"/>
    </style:style>
    <style:style style:name="P20" style:family="paragraph" style:parent-style-name="Preformatted_20_Text">
      <style:paragraph-properties fo:text-align="center" style:justify-single-word="false"/>
      <style:text-properties officeooo:rsid="000f7eef" officeooo:paragraph-rsid="000f7eef"/>
    </style:style>
    <style:style style:name="P21" style:family="paragraph" style:parent-style-name="Preformatted_20_Text">
      <style:paragraph-properties fo:text-align="center" style:justify-single-word="false"/>
      <style:text-properties fo:font-style="italic" style:text-underline-style="solid" style:text-underline-width="auto" style:text-underline-color="font-color" fo:font-weight="bold" officeooo:rsid="00115442" officeooo:paragraph-rsid="00115442" style:font-style-asian="italic" style:font-weight-asian="bold" style:font-style-complex="italic" style:font-weight-complex="bold"/>
    </style:style>
    <style:style style:name="P22" style:family="paragraph" style:parent-style-name="Preformatted_20_Text">
      <style:paragraph-properties fo:text-align="center" style:justify-single-word="false"/>
      <style:text-properties fo:font-style="normal" style:text-underline-style="none" fo:font-weight="normal" officeooo:rsid="00115442" officeooo:paragraph-rsid="00115442" style:font-style-asian="normal" style:font-weight-asian="normal" style:font-style-complex="normal" style:font-weight-complex="normal"/>
    </style:style>
    <style:style style:name="P23" style:family="paragraph" style:parent-style-name="Preformatted_20_Text">
      <style:paragraph-properties fo:text-align="center" style:justify-single-word="false"/>
      <style:text-properties fo:font-size="22pt" fo:font-style="italic" style:text-underline-style="solid" style:text-underline-width="auto" style:text-underline-color="font-color" fo:font-weight="bold" officeooo:rsid="00115442" officeooo:paragraph-rsid="00115442" style:font-size-asian="22pt" style:font-style-asian="italic" style:font-weight-asian="bold" style:font-size-complex="22pt" style:font-style-complex="italic" style:font-weight-complex="bold"/>
    </style:style>
    <style:style style:name="T1" style:family="text">
      <style:text-properties officeooo:rsid="000f7eef"/>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eface to Collected Poems from the Orchid Pavil-</text:p>
      <text:p text:style-name="P6">ion</text:p>
      <text:p text:style-name="P14">Review</text:p>
      <text:p text:style-name="P15">classic of poetry – book of odes</text:p>
      <text:p text:style-name="P4">The original chinese names for poems is Odes. </text:p>
      <text:p text:style-name="P4">There is generally a format to the poems, and we can generally guess what the theme of the song is based on the first two lines of the book of odes. They are a little bit like the sound track for a film. We can base the context of the situation on these two lines, a bit like the <text:s/></text:p>
      <text:p text:style-name="P5"/>
      <text:p text:style-name="P7">During this time, specifically during the Han dynasty, there were a collection of writers who would compose lengthy rhapsodies regarding the philosophies of the day. </text:p>
      <text:p text:style-name="P7">These writers would address the meaning of life. The writers would try to show off their command of the language. By the end of the Han dynasty, however, the language had evolved. </text:p>
      <text:p text:style-name="P7">Chinese language is the “Han” language. </text:p>
      <text:p text:style-name="P7">Long flowing robes are the Han robes. </text:p>
      <text:p text:style-name="P7"/>
      <text:p text:style-name="P7"/>
      <text:p text:style-name="P8">History of China</text:p>
      <text:p text:style-name="P9">Chaos (lol)</text:p>
      <text:p text:style-name="P9"/>
      <text:p text:style-name="P9">• 1600-1050 B.C.: Shang Dynasty - The earliest ruling dynasty of China to be established in recorded history, the Shang was headed by a tribal chief named Tan. The Shang era is marked by intellectual advances in astronomy and math.</text:p>
      <text:p text:style-name="P9"/>
      <text:p text:style-name="P7">Zhou dynasty (Book of Odes, feudal kingdo<text:span text:style-name="T1">m</text:span> that lasted 700 yeas) </text:p>
      <text:p text:style-name="P7">*</text:p>
      <text:p text:style-name="P7">Qin dynasty (Unified the writing system, lasted 16 years) – China name</text:p>
      <text:p text:style-name="P7">*Hard legal society</text:p>
      <text:p text:style-name="P7">Han Dynasty(Language became more evolved, lasted 400 years) </text:p>
      <text:p text:style-name="P7">*based on humanistic society, encouraged philosophy.</text:p>
      <text:p text:style-name="P7">The government to end all governments. </text:p>
      <text:p text:style-name="P7">When the Han dynasty fell it created a huge intellectual crisis. In a philosophical manner, it was the end of any harmony. <text:s/></text:p>
      <text:p text:style-name="P7"/>
      <text:p text:style-name="P7">Southern dynasties: strict division of classes, after the han dynasty it was based on your cultural abilities. First, how you express yourself, and second your writing skills. </text:p>
      <text:p text:style-name="P7">Post han, if you belonged to the elite class, you did not pay taxes and you were not required to </text:p>
      <text:p text:style-name="P5"/>
      <text:p text:style-name="P6">Cao Pi "A discourse on Literature" </text:p>
      <text:p text:style-name="P3"/>
      <text:p text:style-name="P2"/>
      <text:p text:style-name="P1">First essay devoted to the discussion of Literature.</text:p>
      <text:p text:style-name="P1">The time period is 187-126 AD. It discusses the idea of reputation and talent</text:p>
      <text:p text:style-name="P1">when obtaining literary abiltiies. </text:p>
      <text:p text:style-name="P1">We see our first idiom here, "A worn-out broom is worth more than a thousand pieces of gold, </text:p>
      <text:p text:style-name="P1">as ong as it belongs to me" </text:p>
      <text:p text:style-name="P1"/>
      <text:p text:style-name="P1">The great literary men of the day are Kong Rong, Chen Lin, Wang Can, </text:p>
      <text:p text:style-name="P1">Xu Gan, Ruan Yu, Ying chang, and Liu Zhen. </text:p>
      <text:p text:style-name="P1"/>
      <text:p text:style-name="P1">Not exactly sure what he means by a superior person measures himself </text:p>
      <text:p text:style-name="P1">to avoid the entanglements of envy. </text:p>
      <text:p text:style-name="P1"/>
      <text:p text:style-name="P1">The writer goes on to evaluate the writing abilities of all the </text:p>
      <text:p text:style-name="P1">most influential writers of the day. </text:p>
      <text:p text:style-name="P12"/>
      <text:p text:style-name="P13"><text:soft-page-break/></text:p>
      <text:p text:style-name="P13"/>
      <text:p text:style-name="P19">Lecture 2/8/2024</text:p>
      <text:p text:style-name="P16">The purpose of Chinese literature is meant to enjoyed and not interpreted or over analyzed. The reason for reading this is so that we can see how the people thousands of years ago reacted to scenarios, it gives us an objective view of the world. </text:p>
      <text:p text:style-name="P16"/>
      <text:p text:style-name="P18">REACTION PAPERS DUE EVERY TUESDAY.</text:p>
      <text:p text:style-name="P17">We can choose any piece of literature and write 500-700 words on it. We can talk about an entire week or we can choose a specific poem to write about. As long as </text:p>
      <text:p text:style-name="P17">it’s something from our syllabus, we can write about it. </text:p>
      <text:p text:style-name="P17"/>
      <text:p text:style-name="P17"/>
      <text:p text:style-name="P23">Instructions:</text:p>
      <text:p text:style-name="P21"/>
      <text:p text:style-name="P21"><text:span text:style-name="T6">What is a Reaction Paper</text:span></text:p>
      <text:p text:style-name="P22"><text:span text:style-name="T8">Purpose:</text:span> Reaction papers are intended to demonstrate your comprehension</text:p>
      <text:p text:style-name="P22">of the assigned readings. They will help you keep track of important</text:p>
      <text:p text:style-name="P22">ideas that you will need to review again in preparation for the final exam.</text:p>
      <text:p text:style-name="P22">Most importantly, they are intended to help you examine and analyze the</text:p>
      <text:p text:style-name="P22">assigned readings more closely, thereby gaining a better appreciation of</text:p>
      <text:p text:style-name="P22">the topic.</text:p>
      <text:p text:style-name="P22"><text:span text:style-name="T8">Format:</text:span> Papers must be double-spaced, 500–700 words (no more than 750</text:p>
      <text:p text:style-name="P22">words). They must have a title, your name, page numbering, and consis-</text:p>
      <text:p text:style-name="P22">tent use of footnotes/references. Proofreading for grammatical errors is</text:p>
      <text:p text:style-name="P22">expected and plays a role in the evaluation and grading. Make sure that</text:p>
      <text:p text:style-name="P22">your paper is in the form of an essay, with an introduction, body, and</text:p>
      <text:p text:style-name="P22">conclusion.</text:p>
      <text:p text:style-name="P22"><text:span text:style-name="T8">Content: </text:span>Your reaction paper should demonstrate comprehension of the as-</text:p>
      <text:p text:style-name="P22">signed readings, and contain a critical and thoughtful reaction to the cho-</text:p>
      <text:p text:style-name="P22">sen reading. Critical analysis should make up the majority of the reaction</text:p>
      <text:p text:style-name="P22">paper. There are a number of ways you might approach the task of react-</text:p>
      <text:p text:style-name="P22">ing to the readings.</text:p>
      <text:p text:style-name="P22">• Focus on an aspect of the reading that you will argue pertains to some</text:p>
      <text:p text:style-name="P22">issue or idea we have discussed in class. Does the reading support,</text:p>
      <text:p text:style-name="P22">undermine, or come into tension with previous issues or concepts?</text:p>
      <text:p text:style-name="P22">Explain why it is significant.</text:p>
      <text:p text:style-name="P22">• Focus on a particular theme or issue raised by the reading, and give</text:p>
      <text:p text:style-name="P22">your own perspective on it. Be sure to elaborate on your opinion.</text:p>
      <text:p text:style-name="P22">On what do you base your opinions? What are the strengths and the</text:p>
      <text:p text:style-name="P22">weaknesses of the reading, as you see it? Do you have any personal</text:p>
      <text:p text:style-name="P22">experience that is relevant to the reading?</text:p>
      <text:p text:style-name="P22"><text:span text:style-name="T8">What to Avoid:</text:span> A Reaction Paper is not a book report! You must give some</text:p>
      <text:p text:style-name="P22">brief summary of the reading in order to write a good paper, but only</text:p>
      <text:p text:style-name="P22">summarize what is necessary to write your reaction. Also, do not repeat</text:p>
      <text:p text:style-name="P22">class lecture or discussion content. This paper should be your original</text:p>
      <text:p text:style-name="P22">thought.</text:p>
      <text:p text:style-name="P22">It is also important to avoid vague impressions about the reading. Base</text:p>
      <text:p text:style-name="P22">everything you say on something specific in the reading, such as a quote,</text:p>
      <text:p text:style-name="P22">a concept, or an argument. Be specific, and make sure you make proper</text:p>
      <text:p text:style-name="P22">reference to these specific details.</text:p>
      <text:p text:style-name="P22"><text:span text:style-name="T8">Nota Bene:</text:span> You are strongly advised to make use of the resources our uni-</text:p>
      <text:p text:style-name="P22">versity provides. This includes the writing lab. Bring a finished draft of</text:p>
      <text:p text:style-name="P22">your paper to the writing lab at least one week before the due-date, and</text:p>
      <text:p text:style-name="P22">anticipate re-writing. Be sure to refer to a writing guide, such as Strung</text:p>
      <text:p text:style-name="P22">&amp; White’s The Elements of Style and the MLA Handbook.</text:p>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17"/>
      <text:p text:style-name="P17">The POETIC EXPOSITION OF ZHOUTANG:</text:p>
      <text:p text:style-name="P17">Jun-zi is the translation of the word gentleman in Chinese. It basically means nobleman. </text:p>
      <text:p text:style-name="P17">Listening to music, watching dance, you shouldn’t have it within your heart to do something fun when your parents die. These are ritualistic guides to help one grieve with their loved ones dying. There’s no rule for how to cope with certain things. What it means to become an adult. </text:p>
      <text:p text:style-name="P17">So the example here is if someone is a member of the aristocracy presumably fathers multiple children, is he still a Jun-zi? That is to say is he still a member of the aristocracy. So, after the qin dynasty, it became apparent that the ultimate proof of your aristocracy is the truth of your aristocratic ability to write poetry. Poetry is a natural reflection of the internal emotional state.</text:p>
      <text:p text:style-name="P17">In ancient china, there were ten day weeks. Members of society never washed their hair. </text:p>
      <text:p text:style-name="P20">What I want to write about is the meaning of aristocracy, which I will call “the prince and price” </text:p>
      <text:p text:style-name="P1"/>
      <text:p text:style-name="P2"/>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08T14:44:12.870030827</dc:date>
    <meta:editing-duration>PT2H2M43S</meta:editing-duration>
    <meta:editing-cycles>6</meta:editing-cycles>
    <meta:generator>LibreOffice/7.6.4.1$Linux_X86_64 LibreOffice_project/60$Build-1</meta:generator>
    <meta:document-statistic meta:table-count="0" meta:image-count="0" meta:object-count="0" meta:page-count="3" meta:paragraph-count="88" meta:word-count="1134" meta:character-count="6449" meta:non-whitespace-character-count="5371"/>
  </office:meta>
</office:document-meta>
</file>